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4" svg:stroke-width="0cm" draw:stroke-linejoin="none" svg:stroke-linecap="butt" draw:fill="solid" draw:fill-color="#5b6770" draw:textarea-horizontal-align="center" draw:textarea-vertical-align="middle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eeeeee" draw:textarea-horizontal-align="center" draw:textarea-vertical-align="middle"/>
    </style:style>
    <style:style style:name="gr3" style:family="graphic" style:parent-style-name="standard">
      <style:graphic-properties draw:stroke="none" draw:stroke-dash="Dash_20_Dot_20_4" svg:stroke-width="0cm" draw:stroke-linejoin="none" svg:stroke-linecap="butt" draw:fill="solid" draw:fill-color="#00558c" draw:textarea-horizontal-align="center" draw:textarea-vertical-align="middle"/>
    </style:style>
    <style:style style:name="gr4" style:family="graphic" style:parent-style-name="standard">
      <style:graphic-properties draw:stroke="none" draw:stroke-dash="Dash_20_Dot_20_4" svg:stroke-width="0cm" draw:stroke-linejoin="none" svg:stroke-linecap="butt" draw:fill="solid" draw:fill-color="#c8102e" draw:textarea-horizontal-align="center" draw:textarea-vertical-align="middle"/>
    </style:style>
    <style:style style:name="P1" style:family="paragraph">
      <loext:graphic-properties draw:fill="solid" draw:fill-color="#5b6770"/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solid" draw:fill-color="#00558c"/>
      <style:paragraph-properties fo:text-align="center"/>
    </style:style>
    <style:style style:name="P4" style:family="paragraph">
      <loext:graphic-properties draw:fill="solid" draw:fill-color="#c8102e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4.111cm" svg:height="1.198cm" svg:x="8.219cm" svg:y="0.029cm" svg:viewBox="0 0 4112 1199" svg:d="M1661 325h111l-163 766h1053l49-229h-608l43-201h564l49-230h-564l42-201h603l48-230h-1157zM2905 230h359l-184 861h460l184-861h339l49-230h-1158zM1102 732h-5l-212-732h-787l-70 325h115l-143 668c22 0 44-1 65-1 111 0 222 4 332 13l147-691h3l213 735c211 34 423 83 640 149 1 0 2 1 4 1l253-1199h-399z">
          <text:p/>
        </draw:path>
        <draw:path draw:style-name="gr2" draw:text-style-name="P2" draw:layer="layout" svg:width="8.197cm" svg:height="1.148cm" svg:x="0cm" svg:y="0cm" svg:viewBox="0 0 8198 1149" svg:d="M3453 901c-151 0-240-102-192-326 47-224 180-327 330-327 151 0 240 103 192 327s-180 326-330 326zM3098 121c-144 89-261 242-307 454-69 326 75 574 609 574 281 0 486-76 628-190 109-85 188-216 224-384 70-327-74-575-608-575-281 0-425 47-546 121zM6949 29h-1158l-49 230h358l-183 861h460l183-861h340zM2074 540h-94l60-281h139c132 0 167 47 148 137-23 108-90 144-253 144zM1512 29l-70 325h118l-164 766h460l75-350h360c230 0 427-95 484-362 61-284-104-379-367-379zM5049 513h-176l56-263h168c112 0 174 33 154 130-22 103-104 133-202 133zM4400 29l-70 325h117l-163 766h460l84-396h108c77 0 116 31 137 99l101 297h465l-209-497c142-24 243-148 266-293 37-232-104-301-402-301zM116 346c-13 62-11 140 37 191 119 129 631 180 678 250 9 13 13 30 9 49-19 87-127 110-222 110-60 0-98-15-122-43-23-29-26-73-14-133h-469c-34 202-43 379 550 379 498 0 718-140 764-355 22-106-9-165-43-203-118-130-613-178-669-246-11-12-13-33-10-50 12-56 72-92 168-92 58 0 102 7 129 30 28 23 40 60 30 121h451c42-225-72-354-536-354-437 0-680 107-731 346zM7654 0c-437 0-680 107-731 346-13 62-11 140 37 191 120 129 631 180 678 250 9 13 13 30 9 50-19 86-126 109-222 109-60 0-98-15-122-43-23-29-25-72-14-133h-469c-32 188-42 354 434 376 236-57 468-94 700-112 103-60 159-142 180-240 23-106-8-165-43-202-117-131-613-179-669-247-11-12-13-33-9-50 12-56 71-92 168-92 57 0 101 7 128 30 28 23 40 60 30 121h451c42-225-71-354-536-354z">
          <text:p/>
        </draw:path>
        <draw:path draw:style-name="gr3" draw:text-style-name="P3" draw:layer="layout" svg:width="2.098cm" svg:height="0.374cm" svg:x="7.429cm" svg:y="1.448cm" svg:viewBox="0 0 2099 375" svg:d="M2071 330c32-3 47-49-17-75-611-243-1513-306-2008-216-55 15-73 62 13 73 86 10 307 27 621 101 175 41 304 97 414 158 15 7 28 5 42-10 256-260 871-25 935-31z">
          <text:p/>
        </draw:path>
        <draw:path draw:style-name="gr4" draw:text-style-name="P4" draw:layer="layout" svg:width="2.883cm" svg:height="0.478cm" svg:x="6.72cm" svg:y="1.127cm" svg:viewBox="0 0 2884 479" svg:d="M2884 205c-960-291-1878-276-2845 69-49 17-65 88 35 72 149-23 751-104 1287-107 431-2 952 89 1388 233 50 15 75 7 83-21z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91cm" fo:margin-bottom="0.291cm" fo:margin-left="0.291cm" fo:margin-right="0.291cm" fo:page-width="12.333cm" fo:page-height="1.8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2-21T20:38:19.656000000</dc:date>
    <meta:editing-duration>PT17M4S</meta:editing-duration>
    <meta:editing-cycles>1</meta:editing-cycles>
    <meta:document-statistic meta:object-count="4"/>
    <meta:generator>LibreOffice/7.2.2.2$Windows_X86_64 LibreOffice_project/02b2acce88a210515b4a5bb2e46cbfb63fe97d56</meta:generator>
  </office:meta>
</office:document-meta>
</file>